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Keyboard Input</text:h>
      <text:p text:style-name="Standard">To copy the selection to the clipboard, press <text:span text:style-name="_5b_DAISY_5d__20_Keyboard_20_Input">CTRL+C</text:span>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Keyboard_20_Input" style:display-name="[DAISY] Keyboard Inp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08:06</meta:creation-date>
    <meta:document-statistic meta:table-count="0" meta:image-count="0" meta:object-count="0" meta:page-count="1" meta:paragraph-count="3" meta:word-count="15" meta:character-count="90"/>
    <dc:date>2009-06-24T18:10:30</dc:date>
    <dc:creator>Vincent Spiewak</dc:creator>
    <meta:editing-duration>PT00H01M15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